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4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8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9"/>RESUME<text:s text:c="29"/></text:span></text:p>
      <text:p text:style-name="P1"><text:span text:style-name="T2">NAME<text:s text:c="10"/>: GUNASEELAN.N</text:span></text:p>
      <text:p text:style-name="P1"><text:span text:style-name="T2">CLASS<text:s text:c="11"/>: DEPT OF COMPUTER SCIENCE</text:span></text:p>
      <text:p text:style-name="P1"><text:span text:style-name="T2">ADDRESS<text:s text:c="5"/>: (S/O) NATARAJAN,</text:span></text:p>
      <text:p text:style-name="P1"><text:span text:style-name="T2"><text:s text:c="27"/>2/THOPPU STREET,</text:span></text:p>
      <text:p text:style-name="P1"><text:span text:style-name="T2"><text:s text:c="27"/>KEELA OHAI-612 601.</text:span></text:p>
      <text:p text:style-name="P1"><text:span text:style-name="T3"><text:s text:c="14"/>EDUCATIONAL INFO</text:span></text:p>
      <text:p text:style-name="P1"><text:span text:style-name="T4">SCHOOL STUDIES : GOVT . BOYS HIGHER,</text:span></text:p>
      <text:p text:style-name="P1"><text:span text:style-name="T4"><text:s text:c="38"/>SECONDARY SCHOOL,</text:span></text:p>
      <text:p text:style-name="P1"><text:span text:style-name="T4"><text:s text:c="37"/>KUDAVASAL - 612 601.</text:span></text:p>
      <text:p text:style-name="P1"><text:span text:style-name="T4">HIGHER STUDIES : U.G IN COMPUTER SCIENCE ,</text:span></text:p>
      <text:p text:style-name="P1"><text:span text:style-name="T4"><text:s text:c="36"/>GOVT. ARTS&amp;SCI COLLEGE,</text:span></text:p>
      <text:p text:style-name="P1"><text:span text:style-name="T4"><text:s text:c="36"/>NANNILAM.</text:span></text:p>
      <text:p text:style-name="P1"><text:span text:style-name="T4">CONTACT :7806812243</text:span></text:p>
      <text:p text:style-name="P1"><text:span text:style-name="T4">E-MAIL : gunaseelan5122005@gmail.com</text:span></text:p>
      <text:p text:style-name="P1"><text:span text:style-name="T4">ACTIVITIES: BASI EDITING SKILLS,CODE ERROR FINDING.</text:span></text:p>
      <text:p text:style-name="P2"><text:span text:style-name="T5"/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